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09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ntidad atractivos</text:p>
          </table:table-cell>
        </table:table-row>
        <table:table-row table:style-name="ro1">
          <table:table-cell office:value-type="string" calcext:value-type="string">
            <text:p>Bares y discotec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urs cultura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urs turístic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entros comercial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xis y otros servicios de traslad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urs de varios dí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glesias y catedra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ndas de regal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rdi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urs de bares, discotecas y pub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urs por la ciud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cotecas y clubes de bai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umentos y lugares de interé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seos de ar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 en bicicle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tros de juego y entretenimien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ás actividades al aire lib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seos de histor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seos especializad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ques naciona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atr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rs extremos y de adrenal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rs para vehículos todo terreno y 4x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Áreas de naturaleza y vida silves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es de karao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es g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es para fumado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os de juego y estadi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cad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os cívic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os de convenc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bes de come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erías de a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gares históric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gares religios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ados de las pulgas y al aire lib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eos de historia natu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ques acuátic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icios de autobú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tro y espectácul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s a p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s con parad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s históric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oológico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9:23:01.465935499</meta:creation-date>
    <dc:date>2021-06-10T09:23:44.763373957</dc:date>
    <meta:editing-duration>PT43S</meta:editing-duration>
    <meta:editing-cycles>1</meta:editing-cycles>
    <meta:document-statistic meta:table-count="1" meta:cell-count="96" meta:object-count="0"/>
    <meta:generator>LibreOffice/6.4.7.2$Linux_X86_64 LibreOffice_project/40$Build-2</meta:generator>
  </office:meta>
</office:document-meta>
</file>